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959ac" officeooo:paragraph-rsid="000959ac"/>
    </style:style>
    <style:style style:name="P2" style:family="paragraph" style:parent-style-name="Nouveau_20_style">
      <style:paragraph-properties fo:break-before="page"/>
    </style:style>
    <style:style style:name="T1" style:family="text">
      <style:text-properties officeooo:rsid="0005cefd"/>
    </style:style>
    <style:style style:name="T2" style:family="text">
      <style:text-properties officeooo:rsid="0007a3e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Nouveau_20_style">efef</text:p>
      <text:p text:style-name="P2"/>
      <text:p text:style-name="P2"/>
      <text:p text:style-name="P2"/>
      <text:p text:style-name="P2">Sommaire</text:p>
      <text:p text:style-name="Nouveau_20_style"/>
      <text:p text:style-name="Nouveau_20_style"/>
      <text:p text:style-name="Nouveau_20_style">Introduction</text:p>
      <text:p text:style-name="Nouveau_20_style"><text:tab/>Objet du document</text:p>
      <text:p text:style-name="Nouveau_20_style"><text:tab/>Besoin du client</text:p>
      <text:p text:style-name="Nouveau_20_style"><text:tab/><text:tab/><text:span text:style-name="T1">Contexte</text:span></text:p>
      <text:p text:style-name="Nouveau_20_style"><text:tab/><text:tab/><text:span text:style-name="T1">Enjeux et objectifs</text:span></text:p>
      <text:p text:style-name="Nouveau_20_style"/>
      <text:p text:style-name="Nouveau_20_style">Description générale de la solution</text:p>
      <text:p text:style-name="Nouveau_20_style"><text:tab/>Principe de fonctionnement</text:p>
      <text:p text:style-name="Nouveau_20_style"><text:tab/>Proposition de solution technique</text:p>
      <text:p text:style-name="Nouveau_20_style"/>
      <text:p text:style-name="Nouveau_20_style">Application</text:p>
      <text:p text:style-name="Nouveau_20_style"><text:tab/>Les acteurs</text:p>
      <text:p text:style-name="Nouveau_20_style"><text:tab/><text:tab/>Impact Map</text:p>
      <text:p text:style-name="Nouveau_20_style"><text:tab/><text:tab/>Personnas</text:p>
      <text:p text:style-name="Nouveau_20_style"><text:tab/><text:tab/>Diagramme de contexte</text:p>
      <text:p text:style-name="Nouveau_20_style"><text:tab/>Les cas d’utilisations généraux</text:p>
      <text:p text:style-name="Nouveau_20_style"><text:tab/><text:tab/>Diagramme de packages</text:p>
      <text:p text:style-name="Nouveau_20_style"><text:tab/>Les cas d’utilisations</text:p>
      <text:p text:style-name="Nouveau_20_style"><text:tab/><text:tab/>DCU et description textuelles</text:p>
      <text:p text:style-name="Nouveau_20_style"><text:tab/><text:span text:style-name="T2">Règles de gestion générales</text:span></text:p>
      <text:p text:style-name="Nouveau_20_style"/>
      <text:p text:style-name="Nouveau_20_style">Workflow</text:p>
      <text:p text:style-name="Nouveau_20_style"><text:tab/>Modélisation du processus de commande</text:p>
      <text:p text:style-name="Nouveau_20_style"><text:tab/></text:p>
      <text:p text:style-name="Nouveau_20_style"/>
      <text:p text:style-name="Nouveau_20_style"/>
      <text:p text:style-name="Nouveau_20_style">Glossaire</text:p>
      <text:p text:style-name="Nouveau_20_style">Version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uveau_20_style" style:display-name="Nouveau style" style:family="paragraph" style:parent-style-name="Standard">
      <style:text-properties style:font-name="Open Sans" fo:font-family="'Open Sans'" style:font-style-name="Normal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959ac" officeooo:paragraph-rsid="000959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7T14:21:50.621000000</meta:creation-date>
    <dc:date>2020-06-07T17:12:22.215000000</dc:date>
    <meta:editing-duration>PT1H56M18S</meta:editing-duration>
    <meta:editing-cycles>3</meta:editing-cycles>
    <meta:generator>LibreOffice/6.3.1.2$Windows_X86_64 LibreOffice_project/b79626edf0065ac373bd1df5c28bd630b4424273</meta:generator>
    <meta:document-statistic meta:table-count="0" meta:image-count="0" meta:object-count="0" meta:page-count="5" meta:paragraph-count="25" meta:word-count="60" meta:character-count="456" meta:non-whitespace-character-count="396"/>
  </office:meta>
</office:document-meta>
</file>